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sRequestConditionTests.paramPres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sRequestConditionTests.paramValu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sRequestConditionTests.paramPresen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sRequestConditionTests.compareToWithNegate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sRequestConditionTests.paramValu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sRequestConditionTests.param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sRequestConditionTests.param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sRequestConditionTests.param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sRequestConditionTests.compareToWithMoreSpecificMatch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